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Source Sans Pro" svg:font-family="'Source Sans Pro'"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style:font-name="Source Sans Pro" fo:font-weight="bold" officeooo:rsid="00176692" officeooo:paragraph-rsid="00176692" style:font-weight-asian="bold" style:font-weight-complex="bold"/>
    </style:style>
    <style:style style:name="P2" style:family="paragraph" style:parent-style-name="Standard">
      <style:paragraph-properties fo:text-align="center" style:justify-single-word="false"/>
      <style:text-properties style:font-name="Source Sans Pro" fo:font-size="14pt" officeooo:rsid="00176692" officeooo:paragraph-rsid="00176692" style:font-size-asian="14pt" style:font-size-complex="14pt"/>
    </style:style>
    <style:style style:name="P3" style:family="paragraph" style:parent-style-name="Standard">
      <style:paragraph-properties fo:text-align="start" style:justify-single-word="false"/>
      <style:text-properties style:font-name="Source Sans Pro" fo:font-size="12pt" officeooo:rsid="0018f51c" officeooo:paragraph-rsid="0018f51c" style:font-size-asian="10.5pt" style:font-size-complex="12pt"/>
    </style:style>
    <style:style style:name="P4" style:family="paragraph" style:parent-style-name="Standard">
      <style:paragraph-properties fo:text-align="start" style:justify-single-word="false"/>
      <style:text-properties style:font-name="Source Sans Pro" fo:font-size="12pt" officeooo:rsid="00250798" officeooo:paragraph-rsid="00250798" style:font-size-asian="10.5pt" style:font-size-complex="12pt"/>
    </style:style>
    <style:style style:name="P5" style:family="paragraph" style:parent-style-name="Standard">
      <style:paragraph-properties fo:text-align="start" style:justify-single-word="false"/>
      <style:text-properties style:font-name="Source Sans Pro" fo:font-size="12pt" officeooo:rsid="0026e350" officeooo:paragraph-rsid="0041eaef" style:font-size-asian="10.5pt" style:font-size-complex="12pt"/>
    </style:style>
    <style:style style:name="P6" style:family="paragraph" style:parent-style-name="Standard">
      <style:paragraph-properties fo:text-align="start" style:justify-single-word="false"/>
      <style:text-properties style:font-name="Source Sans Pro" fo:font-size="12pt" officeooo:rsid="0026e350" officeooo:paragraph-rsid="0026e350" style:font-size-asian="10.5pt" style:font-size-complex="12pt"/>
    </style:style>
    <style:style style:name="P7" style:family="paragraph" style:parent-style-name="Standard">
      <style:paragraph-properties fo:text-align="start" style:justify-single-word="false"/>
      <style:text-properties style:font-name="Source Sans Pro" fo:font-size="12pt" officeooo:rsid="0026e350" officeooo:paragraph-rsid="0051aabf" style:font-size-asian="10.5pt" style:font-size-complex="12pt"/>
    </style:style>
    <style:style style:name="P8" style:family="paragraph" style:parent-style-name="Standard">
      <style:paragraph-properties fo:text-align="start" style:justify-single-word="false"/>
      <style:text-properties style:font-name="Source Sans Pro" fo:font-size="12pt" officeooo:rsid="0040db9b" officeooo:paragraph-rsid="0044f035" style:font-size-asian="10.5pt" style:font-size-complex="12pt"/>
    </style:style>
    <style:style style:name="P9" style:family="paragraph" style:parent-style-name="Standard">
      <style:paragraph-properties fo:text-align="start" style:justify-single-word="false"/>
      <style:text-properties style:font-name="Source Sans Pro" fo:font-size="12pt" officeooo:rsid="00468495" officeooo:paragraph-rsid="00468495" style:font-size-asian="10.5pt" style:font-size-complex="12pt"/>
    </style:style>
    <style:style style:name="P10" style:family="paragraph" style:parent-style-name="Standard">
      <style:paragraph-properties fo:text-align="start" style:justify-single-word="false"/>
      <style:text-properties style:font-name="Source Sans Pro" fo:font-size="12pt" officeooo:rsid="004958d3" officeooo:paragraph-rsid="004958d3" style:font-size-asian="10.5pt" style:font-size-complex="12pt"/>
    </style:style>
    <style:style style:name="P11" style:family="paragraph" style:parent-style-name="Standard">
      <style:paragraph-properties fo:text-align="start" style:justify-single-word="false"/>
      <style:text-properties style:font-name="Source Sans Pro" fo:font-size="12pt" fo:font-weight="bold" officeooo:rsid="0026e350" officeooo:paragraph-rsid="0026e350"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Source Sans Pro" fo:font-size="12pt" fo:font-weight="bold" officeooo:rsid="0026e350" officeooo:paragraph-rsid="0044f035" style:font-size-asian="10.5pt" style:font-weight-asian="bold" style:font-size-complex="12pt" style:font-weight-complex="bold"/>
    </style:style>
    <style:style style:name="P13" style:family="paragraph" style:parent-style-name="Standard">
      <style:paragraph-properties fo:text-align="center" style:justify-single-word="false"/>
      <style:text-properties style:font-name="Source Sans Pro" fo:font-size="12pt" fo:font-weight="bold" officeooo:rsid="00250798" officeooo:paragraph-rsid="00176692"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Source Sans Pro" fo:font-size="12pt" fo:font-weight="normal" officeooo:rsid="002d9dda" officeooo:paragraph-rsid="0044f03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ource Sans Pro" fo:font-size="12pt" fo:font-weight="normal" officeooo:rsid="0041eaef" officeooo:paragraph-rsid="0044f03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Source Sans Pro" fo:font-size="12pt" fo:font-weight="normal" officeooo:rsid="00479c89" officeooo:paragraph-rsid="0046849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Source Sans Pro" fo:font-size="12pt" fo:font-weight="normal" officeooo:rsid="00250798" officeooo:paragraph-rsid="00506ded"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font-name="Source Sans Pro" fo:font-size="10pt" officeooo:rsid="00176692" officeooo:paragraph-rsid="002c56fb" style:font-size-asian="8.75pt" style:font-size-complex="10pt"/>
    </style:style>
    <style:style style:name="P19" style:family="paragraph" style:parent-style-name="Standard" style:list-style-name="L1">
      <style:paragraph-properties fo:text-align="start" style:justify-single-word="false"/>
      <style:text-properties style:font-name="Source Sans Pro" fo:font-size="12pt" fo:font-weight="normal" officeooo:rsid="0044f035" officeooo:paragraph-rsid="0044f035" style:font-size-asian="10.5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Source Sans Pro" fo:font-size="12pt" officeooo:rsid="0044f035" officeooo:paragraph-rsid="0044f035" style:font-size-asian="10.5pt" style:font-size-complex="12pt"/>
    </style:style>
    <style:style style:name="P21" style:family="paragraph" style:parent-style-name="Standard" style:list-style-name="L2">
      <style:paragraph-properties fo:text-align="start" style:justify-single-word="false"/>
      <style:text-properties style:font-name="Source Sans Pro" fo:font-size="12pt" officeooo:rsid="004cf764" officeooo:paragraph-rsid="004cf764" style:font-size-asian="10.5pt" style:font-size-complex="12pt"/>
    </style:style>
    <style:style style:name="P22" style:family="paragraph" style:parent-style-name="Standard">
      <style:paragraph-properties fo:text-align="start" style:justify-single-word="false"/>
      <style:text-properties style:font-name="Source Sans Pro" fo:font-size="12pt" officeooo:rsid="002869d8" officeooo:paragraph-rsid="0051aabf" style:font-size-asian="10.5pt" style:font-size-complex="12pt"/>
    </style:style>
    <style:style style:name="P23" style:family="paragraph" style:parent-style-name="Standard">
      <style:paragraph-properties fo:text-align="start" style:justify-single-word="false"/>
      <style:text-properties style:font-name="Source Sans Pro" fo:font-size="12pt" officeooo:rsid="0026e350" officeooo:paragraph-rsid="0041eaef" style:font-size-asian="10.5pt" style:font-size-complex="12pt"/>
    </style:style>
    <style:style style:name="P24" style:family="paragraph" style:parent-style-name="Standard">
      <style:paragraph-properties fo:text-align="start" style:justify-single-word="false" fo:break-before="page"/>
      <style:text-properties style:font-name="Source Sans Pro" fo:font-size="12pt" officeooo:rsid="0026e350" officeooo:paragraph-rsid="0041eaef" style:font-size-asian="10.5pt" style:font-size-complex="12pt"/>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font-style-complex="italic"/>
    </style:style>
    <style:style style:name="T2" style:family="text">
      <style:text-properties fo:font-style="italic" officeooo:rsid="0019c4f0" style:font-style-asian="italic" style:font-style-complex="italic"/>
    </style:style>
    <style:style style:name="T3" style:family="text">
      <style:text-properties fo:font-style="italic" officeooo:rsid="001cfd01" style:font-style-asian="italic" style:font-style-complex="italic"/>
    </style:style>
    <style:style style:name="T4" style:family="text">
      <style:text-properties fo:font-style="italic" officeooo:rsid="00388592" style:font-style-asian="italic" style:font-style-complex="italic"/>
    </style:style>
    <style:style style:name="T5" style:family="text">
      <style:text-properties fo:font-style="italic" officeooo:rsid="003755b6" style:font-style-asian="italic" style:font-style-complex="italic"/>
    </style:style>
    <style:style style:name="T6" style:family="text">
      <style:text-properties officeooo:rsid="0019c4f0"/>
    </style:style>
    <style:style style:name="T7" style:family="text">
      <style:text-properties officeooo:rsid="001cfd01"/>
    </style:style>
    <style:style style:name="T8" style:family="text">
      <style:text-properties officeooo:rsid="0023d989"/>
    </style:style>
    <style:style style:name="T9" style:family="text">
      <style:text-properties officeooo:rsid="002def6f"/>
    </style:style>
    <style:style style:name="T10" style:family="text">
      <style:text-properties fo:font-weight="normal" style:font-weight-asian="normal" style:font-weight-complex="normal"/>
    </style:style>
    <style:style style:name="T11" style:family="text">
      <style:text-properties fo:font-weight="normal" officeooo:rsid="002def6f" style:font-weight-asian="normal" style:font-weight-complex="normal"/>
    </style:style>
    <style:style style:name="T12" style:family="text">
      <style:text-properties fo:font-weight="normal" officeooo:rsid="002d9dda" style:font-weight-asian="normal" style:font-weight-complex="normal"/>
    </style:style>
    <style:style style:name="T13" style:family="text">
      <style:text-properties fo:font-weight="normal" officeooo:rsid="00419673" style:font-weight-asian="normal" style:font-weight-complex="normal"/>
    </style:style>
    <style:style style:name="T14" style:family="text">
      <style:text-properties fo:font-weight="normal" officeooo:rsid="0041eaef" style:font-weight-asian="normal" style:font-weight-complex="normal"/>
    </style:style>
    <style:style style:name="T15" style:family="text">
      <style:text-properties fo:font-weight="normal" officeooo:rsid="0043d2c2" style:font-weight-asian="normal" style:font-weight-complex="normal"/>
    </style:style>
    <style:style style:name="T16" style:family="text">
      <style:text-properties fo:font-weight="normal" officeooo:rsid="0044f035" style:font-weight-asian="normal" style:font-weight-complex="normal"/>
    </style:style>
    <style:style style:name="T17" style:family="text">
      <style:text-properties fo:font-weight="normal" officeooo:rsid="00479c89" style:font-weight-asian="normal" style:font-weight-complex="normal"/>
    </style:style>
    <style:style style:name="T18" style:family="text">
      <style:text-properties fo:font-weight="normal" officeooo:rsid="004a4cf9" style:font-weight-asian="normal" style:font-weight-complex="normal"/>
    </style:style>
    <style:style style:name="T19" style:family="text">
      <style:text-properties fo:font-weight="normal" officeooo:rsid="00506ded" style:font-weight-asian="normal" style:font-weight-complex="normal"/>
    </style:style>
    <style:style style:name="T20" style:family="text">
      <style:text-properties fo:font-weight="normal" officeooo:rsid="00549262" style:font-weight-asian="normal" style:font-weight-complex="normal"/>
    </style:style>
    <style:style style:name="T21" style:family="text">
      <style:text-properties fo:font-weight="normal" officeooo:rsid="0054d56b" style:font-weight-asian="normal" style:font-weight-complex="normal"/>
    </style:style>
    <style:style style:name="T22" style:family="text">
      <style:text-properties fo:font-weight="normal" officeooo:rsid="00554dfd" style:font-weight-asian="normal" style:font-weight-complex="normal"/>
    </style:style>
    <style:style style:name="T23" style:family="text">
      <style:text-properties officeooo:rsid="002e3382"/>
    </style:style>
    <style:style style:name="T24" style:family="text">
      <style:text-properties officeooo:rsid="00308221"/>
    </style:style>
    <style:style style:name="T25" style:family="text">
      <style:text-properties officeooo:rsid="00376443"/>
    </style:style>
    <style:style style:name="T26" style:family="text">
      <style:text-properties officeooo:rsid="00398312"/>
    </style:style>
    <style:style style:name="T27" style:family="text">
      <style:text-properties officeooo:rsid="0041eaef"/>
    </style:style>
    <style:style style:name="T28" style:family="text">
      <style:text-properties officeooo:rsid="0043d2c2"/>
    </style:style>
    <style:style style:name="T29" style:family="text">
      <style:text-properties officeooo:rsid="0044f035"/>
    </style:style>
    <style:style style:name="T30" style:family="text">
      <style:text-properties fo:font-weight="bold" style:font-weight-asian="bold" style:font-weight-complex="bold"/>
    </style:style>
    <style:style style:name="T31" style:family="text">
      <style:text-properties fo:font-weight="bold" officeooo:rsid="0044f035" style:font-weight-asian="bold" style:font-weight-complex="bold"/>
    </style:style>
    <style:style style:name="T32" style:family="text">
      <style:text-properties officeooo:rsid="004e9911"/>
    </style:style>
    <style:style style:name="T33" style:family="text">
      <style:text-properties officeooo:rsid="00393c3d"/>
    </style:style>
    <style:style style:name="T34" style:family="text">
      <style:text-properties officeooo:rsid="00506ded"/>
    </style:style>
    <style:style style:name="T35" style:family="text">
      <style:text-properties officeooo:rsid="003755b6"/>
    </style:style>
    <style:style style:name="T36" style:family="text">
      <style:text-properties officeooo:rsid="00388592"/>
    </style:style>
    <style:style style:name="T37" style:family="text">
      <style:text-properties officeooo:rsid="0053127f"/>
    </style:style>
    <style:style style:name="T38" style:family="text">
      <style:text-properties officeooo:rsid="005608e4"/>
    </style:style>
    <style:style style:name="T3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text:p>
      <text:p text:style-name="P2">In Search of an Understandable Consensus Algorithm</text:p>
      <text:p text:style-name="P18">Philip<text:span text:style-name="T25">p</text:span> <text:span text:style-name="T23">Rost</text:span>, Adrian Wandinger, Jannik Schütz</text:p>
      <text:p text:style-name="P13"/>
      <text:p text:style-name="P17"><text:span text:style-name="T33">As a general assessment we accept the theses of the authors and we would assess ourselves to have</text:span> some familiarit<text:span text:style-name="T33">ies referring the prior knowledge relating this theme.</text:span></text:p>
      <text:p text:style-name="P17"/>
      <text:p text:style-name="P11">1. Short Summary</text:p>
      <text:p text:style-name="P3">The <text:span text:style-name="T1">In Search of an Understandable Consensus Algorithm</text:span> paper describes the advantages of <text:span text:style-name="T8">a new developed</text:span> consensus algorithm called Raft and it’s functionality, in <office:annotation office:name="__Annotation__241_2449201121" loext:resolved="false"><dc:creator>Unbekannter Autor</dc:creator><dc:date>2021-06-13T20:22:10.751663414</dc:date><text:p text:style-name="P26"><text:span text:style-name="T40">Würde hier eher “in comparison” oder so schreiben</text:span></text:p></office:annotation>addition<office:annotation-end office:name="__Annotation__241_2449201121"/> to Paxos. <text:span text:style-name="T6">The main aspects are a </text:span><text:span text:style-name="T2">strong leader</text:span><text:span text:style-name="T6">, </text:span><text:span text:style-name="T3">leader</text:span><text:span text:style-name="T7"> </text:span><text:span text:style-name="T3">election</text:span><text:span text:style-name="T7"> and </text:span><text:span text:style-name="T3">membership changes</text:span><text:span text:style-name="T7">. Raft’s basic principle is </text:span><text:span text:style-name="T2">simplicity</text:span><text:span text:style-name="T6">, which leads to an easy </text:span><text:span text:style-name="T2">understandability</text:span><text:span text:style-name="T6"> and is therefore better suitable for educational purposes than Paxos. The studies at the end of the paper prove that Raft reached what it wanted to reach: creating an understandable consensus algorithm!</text:span></text:p>
      <text:p text:style-name="P4"/>
      <text:p text:style-name="P11">2. Strengths</text:p>
      <text:list xml:id="list2383142744" text:style-name="L1">
        <text:list-item>
          <text:p text:style-name="P19">Clearly describes the reason Raft was created</text:p>
        </text:list-item>
        <text:list-item>
          <text:p text:style-name="P19">Explains the way Raft works thoroughly</text:p>
        </text:list-item>
        <text:list-item>
          <text:p text:style-name="P19">Figures with <text:span text:style-name="T34">additional</text:span> descriptions help to understand concepts</text:p>
        </text:list-item>
      </text:list>
      <text:p text:style-name="P11"/>
      <text:p text:style-name="P12"><text:span text:style-name="T29">3</text:span><text:span text:style-name="T27">. Weaknesses</text:span></text:p>
      <text:list xml:id="list482135675" text:style-name="L2">
        <text:list-item>
          <text:p text:style-name="P20">Lacks precise goal of what the paper wants to convey</text:p>
        </text:list-item>
        <text:list-item>
          <text:p text:style-name="P20">Study used to show the better understandability <text:span text:style-name="T37">of Raft </text:span>could be more in depth</text:p>
        </text:list-item>
        <text:list-item>
          <text:p text:style-name="P21">The claim of Raft performing similar to Paxos is not <text:span text:style-name="T32">proven</text:span></text:p>
        </text:list-item>
      </text:list>
      <text:p text:style-name="P4"/>
      <text:p text:style-name="P4"/>
      <text:p text:style-name="P6"><text:span text:style-name="T31">4</text:span><text:span text:style-name="T30">. Detailed Comments</text:span></text:p>
      <text:p text:style-name="P14"><office:annotation office:name="__Annotation__142_1881465062" loext:resolved="false"><dc:creator>Unbekannter Autor</dc:creator><dc:date>2021-06-11T11:21:06.797504841</dc:date><text:p text:style-name="P25"><text:span text:style-name="T39">Vielleicht nach „1. Short Summary“ summary?</text:span><text:span text:style-name="T39"><text:line-break/></text:span><text:span text:style-name="T39">Evtl. auch löschen, da es für michgerade noch nach einer Zusammenfassung, die aber in „1. Short Summary“ schon gut wiedergegeben wurde.</text:span></text:p></office:annotation><text:span text:style-name="T9">In terms of the content t</text:span>he paper forms a novelty in <text:span text:style-name="T24">the area</text:span> of scientific contribution<text:span text:style-name="T24">s</text:span>. It condemns the incomprehensibility and complexity of Paxos and delivers a solution in finding a novel consensus algorithm and solving the task of finding an algorithm that is easy to understand. Raft therefore creates a new solution to an already existing problem, finding a consensus algorithm, and at the same time resolving a resulting problem, eliminating the complexity of Paxos.</text:p>
      <text:p text:style-name="P14"><office:annotation-end office:name="__Annotation__142_1881465062"/><office:annotation loext:resolved="false"><dc:creator>Unbekannter Autor</dc:creator><dc:date>2021-06-13T20:23:51.010426645</dc:date><text:p text:style-name="P26"><text:span text:style-name="T40">Sehe das ähnlich. Der Absatz bietet nicht wirklich einen Mehrwert. Stattdessen bräuchte man aber auf jeden Fall noch einen einleitenden Satz bevor unsere Kommentare beginnen</text:span></text:p></office:annotation></text:p>
      <text:p text:style-name="P8"><text:span text:style-name="T10">We had difficulties judging about the precise goal of </text:span><text:span text:style-name="T13">the </text:span><text:span text:style-name="T10">article. Mainly in chapter 1-4 and also in chapter 7-10, the authors frequently mention that Raft is superior to Paxos regarding understandability. As readers, we </text:span><text:span text:style-name="T13">then </text:span><text:span text:style-name="T10">naturally expect a description of the Raft protocol with concrete examples stating Raft’s </text:span><text:span text:style-name="T13">comprehensibility </text:span><text:span text:style-name="T10">as higher than the one of Paxos. However, the functionality relevant chapters 5 and 6 are lacking of these comparisons. Just by reading these parts the praised benefit </text:span><text:span text:style-name="T13">is missing where it is most needed because passages explaining why Raft is here better suited than Paxos are missing. Thus, we are not sure of the intentions of the article: Does it want to compare Raft over Paxos regarding understandability</text:span><text:span text:style-name="T10"> </text:span><text:span text:style-name="T13">or present a new consen</text:span><text:span text:style-name="T15">s</text:span><text:span text:style-name="T13">us protocol? We agree that we didn’t have huge troubles incorporating the idea of the protocol but are uncertain about the main takeaway of the paper due to it’s structure. Chapter 2 about Paxos’ flaws also </text:span><text:soft-page-break/><text:span text:style-name="T13">couldn’t clarify the goals because an </text:span><office:annotation office:name="__Annotation__152_2903116554" loext:resolved="false"><dc:creator>Unbekannter Autor</dc:creator><dc:date>2021-06-11T14:54:54.977424433</dc:date><text:p text:style-name="P27"><text:span text:style-name="T39">Ich versteh den Begriff opaque documentation nicht wirklich </text:span></text:p></office:annotation><text:span text:style-name="T13">opa</text:span><text:span text:style-name="T16">q</text:span><text:span text:style-name="T13">ue documentation</text:span><office:annotation-end office:name="__Annotation__152_2903116554"/><text:span text:style-name="T13"> is rather a reason to craft a </text:span><text:span text:style-name="T14">vivid</text:span><text:span text:style-name="T13"> description </text:span><text:span text:style-name="T14">than inventing a new protocol. </text:span></text:p>
      <text:p text:style-name="P15"/>
      <text:p text:style-name="P9"><text:span text:style-name="T14">F</text:span><text:span text:style-name="T10">urthermore, the study used to portray the better understandability of Raft in comparison to Paxos seems to be not </text:span><text:span text:style-name="T20">detailed</text:span><text:span text:style-name="T10"> enough. First of all, 43 participants </text:span><text:span text:style-name="T19">are </text:span><text:span text:style-name="T20">too few people to produce a significant </text:span><text:span text:style-name="T21">conclusion</text:span><text:span text:style-name="T10">. Second, the fact that the mean of the students’ </text:span><text:span text:style-name="T22">test results</text:span><text:span text:style-name="T10"> </text:span><text:span text:style-name="T22">are </text:span><text:span text:style-name="T10">lower than 50% on both tests implies a lack of understanding for both algorithms. But the study also shows positive sides: </text:span><text:span text:style-name="T17">the authors analyzed possible problems, like differences in quality for both lecture videos, and attempted to mitigate them right from the start.</text:span></text:p>
      <text:p text:style-name="P16"/>
      <text:p text:style-name="P10"><text:span text:style-name="T22">Lastly, t</text:span><text:span text:style-name="T10">he authors claim that Raft achieves </text:span><text:span text:style-name="T18">similar </text:span><text:span text:style-name="T10">performance as Paxos, but do not give any numbers or experiments supporting their claim. They only argue that the limiting factor for the performance is the replication of log entries, where Raft uses a minimal number of messages.</text:span></text:p>
      <text:p text:style-name="P4"><text:s/></text:p>
      <text:p text:style-name="P11"><text:span text:style-name="T29">5</text:span>. Technical Mistakes</text:p>
      <text:p text:style-name="P7"><text:span text:style-name="T35">We discovered a typo on page 317 in the last </text:span><text:span text:style-name="T38">paragraph</text:span><text:span text:style-name="T35"> </text:span><text:span text:style-name="T36">of chapter </text:span><text:span text:style-name="T4">9. Related work</text:span><text:span text:style-name="T35">, which should read “Raft has less mechanism </text:span><text:span text:style-name="T5">than</text:span><text:span text:style-name="T35"> VR or Zookeeper”</text:span>. <text:span text:style-name="T28">Furthermore,</text:span> the last annotated short sentence on page 306 above the headline of <text:span text:style-name="T1">“3. what’s wrong with Paxos?”</text:span> might not to be grammatically correct.</text:p>
      <text:p text:style-name="P22">The figures are reasonably sized and easy to understand, when reading the affiliated passage. In our opinion the type of figure 12, a scatter plot, might not be the best way to show the results. As the other figures are far more convenient to understand it might have helped to use a bar graph as in figure 13, with differentiation between grade and Raft/Paxos, as grade already has the same unit.<text:line-break/>Additionally, using a typewriter font for function calls like „AppendEntries“, „RequestVote“, etc. would be favorable and increase readability like mathematical objects in corresponding papers are not written in the typeface of the overall text, for instance with the server configurations in chapter 6.</text:p>
      <text:p text:style-name="P24">- <text:span text:style-name="T26">da jeder Rechner wenn er in Zustand „candidate“ für sich selbst wählt, könnte man direkt an dieser Stelle erwähnen, dass diese Transition für jeden zufällig geschieht. So denkt man im ersten Moment, dass alle für sich stimmen und dann ist die Wahl vorbei. Erst relativ spät wird das aufgeklärt, indem erwähnt wird, dass die „Election Timeouts“ bei allen zufällig sind.</text:span></text:p>
      <text:p text:style-name="P5"/>
      <text:p text:style-name="P5">- <text:span text:style-name="T26">stellenweise wird der Kontext für Konzeptionsentscheidungen gegeben, dh. es wird erklärt, warum ursprüngliche Idee nicht funktionierte und wie daraus die jetzige Funktionweise entstanden ist (bspw. letzter Absatz in 5.2). Gerne öfter, da dann die Mechanismen „nicht einfach vom Himmel fallen“ und aus sich heraus erklärt werden</text:span></text:p>
      <text:p text:style-name="P5"/>
      <text:p text:style-name="P5"/>
      <text:p text:style-name="P5"/>
      <text:p text:style-name="P5"/>
      <text:p text:style-name="P5"><text:span text:style-name="T11">In terms of </text:span><text:span text:style-name="T12">style </text:span><text:span text:style-name="T11">the paper</text:span></text:p>
      <text:p text:style-name="P5">- überzeugende motivation des problems</text:p>
      <text:p text:style-name="P5">- ausreichende einführung in themenkomplex</text:p>
      <text:p text:style-name="P5">- klare präsentation der lösung</text:p>
      <text:p text:style-name="P5">- nachvollziehbare beschreibung der evalu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Source Sans Pro" svg:font-family="'Source Sans Pro'"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9T17:49:52.688099184</meta:creation-date>
    <dc:date>2021-06-13T20:36:30.157725365</dc:date>
    <meta:editing-duration>PT1H54M39S</meta:editing-duration>
    <meta:editing-cycles>38</meta:editing-cycles>
    <meta:generator>LibreOffice/7.1.3.2$Linux_X86_64 LibreOffice_project/47f78053abe362b9384784d31a6e56f8511eb1c1</meta:generator>
    <meta:document-statistic meta:table-count="0" meta:image-count="0" meta:object-count="0" meta:page-count="3" meta:paragraph-count="31" meta:word-count="890" meta:character-count="5541" meta:non-whitespace-character-count="4684"/>
  </office:meta>
</office:document-meta>
</file>